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CIÓN</text:p>
      <text:p text:style-name="Standard"/>
      <text:p text:style-name="Standard"><text:tab/>Las ligas deportivas profesionales son un gran negocio en todo el mundo. En Inglaterra por ejemplo, Manchester United, tiene un precio de mercado de más de L400 millones. La Premiership recibe más de L100 millones por solamente los derechos televisivos en el extranjero.</text:p>
      <text:p text:style-name="Standard"><text:tab/>Un tema clave para los niveles de ingresos de una liga es la calendarización de cómo los equipos jugarán. Los titulares de los derechos no quieren pagar grandes sumas de dinero por sólo obtener equipos poco atractivos jugando en una fecha principal. Por otro lado, los equipos no quieren ver a sus grandes inversionistas o su infraestructura debilitada por una pobre calendarización.</text:p>
      <text:p text:style-name="Standard"><text:tab/>Dada éstas demandas, no es sorprendente que la creación de calendarización para las ligas deportivas sea una área de investigación activa.</text:p>
      <text:p text:style-name="Standard"><text:s/><text:tab/>The Traveling Tournament Problem (TTP) fue propuesto por Easton (2001) [1] es un problema típico de calendarización de ligas deportivas que se resume en las características más destacadas de la Major League Baseball (MLB) en los Estados Unidos y se creó para estimular la investigación en la calendarización de las ligas deportivas. Combina las cuestiones de viabilidad (en lo que respecta a las cuestiones del hogar / patrones de distancia) y optimización (en lo que respecta a la distancia total recorrida por equipos). El objetivo es generar una calendarización que minimiza la distancia total recorrida por los equipos, sujeto a limitaciones de viabilidad sofisticados. Debido a la naturaleza difícil de esta combinación, TTP ha demostrado ser difícil de resolver, incluso para casos pequeños, por lo que TTP es un problema NP-duro.</text:p>
      <text:p text:style-name="Standard"><text:tab/>En este trabajo, se verá lo que es un TTP de forma más formal, luego se introducirá la variante de este problema el cuál es llamado TRTTP que fue creado por [2] para ...</text:p>
      <text:p text:style-name="Standard"/>
      <text:p text:style-name="Standard">DEFINICION DEL PROBLEMA</text:p>
      <text:p text:style-name="Standard"/>
      <text:p text:style-name="Standard"><text:bookmark-start text:name="__DdeLink__71_86083829"/>Dado n equipos, un torneo doble “round robin” es un conjunto de juegos en el cuál cada equipo debe jugar los n-1 equipos restantes sólo una vez como local y una vez como visita.</text:p>
      <text:p text:style-name="Standard">Un juego es especificado por un par ordenado de los oponentes. Exactamente 2(n-1) espacios o periodos de tiempo son requeridos para jugar un “torneo doble round robin”, ya que deben jugar como visita y como local contra los n-1 equipos restantes (2(n-1)). Las distancias entre los lugares de los equipos viene dada por una matriz de distancia D de orden nxn. El costo de una programación para un equipo es la distancia total que éste debe viajar para jugar con los n-1 oponentes como visita y como local, para finalmente volver a su lugar inicial (casa). </text:p>
      <text:p text:style-name="Standard"><text:tab/>Juegos consecutivos como visita para un equipo constituyen un “road trip”, juegos consecutivos constituyen un “home stand”. La longitud de un “road trip” o de un “home stand” es el número de oponentes jugados (no la distancia viajada).<text:bookmark-end text:name="__DdeLink__71_86083829"/></text:p>
      <text:p text:style-name="Standard"/>
      <text:p text:style-name="Standard">El TTP se define de la siguiente forma:</text:p>
      <text:p text:style-name="Standard">Input: <text:tab/>n : número de equipos.</text:p>
      <text:p text:style-name="Standard"><text:tab/>D : matriz simétrica de orden nxn que contiene las distancias.</text:p>
      <text:p text:style-name="Standard"><text:tab/>L, U : parámetros enteros.</text:p>
      <text:p text:style-name="Standard">Output: Un torneo doble round robin con n equipos en donde:</text:p>
      <text:p text:style-name="Standard"/>
      <text:p text:style-name="Standard"><text:s/>- La longitud de cada “home stand” y “road trip” está en el rango [L,U].</text:p>
      <text:p text:style-name="Standard"><text:s/>- La distancia total viaja por cada equipo es minimizada. <text:s text:c="2"/></text:p>
      <text:p text:style-name="Standard"/>
      <text:p text:style-name="Standard"><text:s text:c="2"/>Los parámetros L y U definen el equilibrio entre las consideraciones de distancia y de patrón. Para L = 1 y U = n-1, un equipo puede tener un viaje equivalente a una gira (muchos viajes). Para pequeños U, los equipos deben volver a casa seguido, por lo que la distancia recorrida se incrementará.</text:p>
      <text:p text:style-name="Standard"><text:tab/></text:p>
      <text:p text:style-name="Standard"><text:soft-page-break/>Además de las restricciones principales (duras), el programa debe tener dos restricciones adicionales:</text:p>
      <text:p text:style-name="Standard"><text:s/>- Mirrored: La programación del torneo doble round robin debe tener los primeros n – 1 jue</text:p>
      <text:p text:style-name="Standard">gos en el mismo orden con los n – 1 juegos restantes, pero invirtiendo los roles de local y visitante.</text:p>
      <text:p text:style-name="Standard"><text:s/>- No Repeaters: Una programación no pude tener dos juegos consecutivos entre los mismos equipos.</text:p>
      <text:p text:style-name="Standard"/>
      <text:p text:style-name="Standard"><text:tab/>Con éstas últimas dos restricciones me refiero a dos variantes del TTP, con la primera al TTP / Mirrored y con la segunda al TTP / No repeat [ref]</text:p>
      <text:p text:style-name="Standard"><text:s/><text:tab/></text:p>
      <text:p text:style-name="Standard">Exite otra variante llamada TRTTP [ref] </text:p>
      <text:p text:style-name="Standard"/>
      <text:p text:style-name="Standard"/>
      <text:p text:style-name="Standard"/>
      <text:p text:style-name="Standard"/>
      <text:p text:style-name="Standard">En este paper me focalizaré en resolver el problema de TRTTP.</text:p>
      <text:p text:style-name="Standard"/>
      <text:p text:style-name="Standard"/>
      <text:p text:style-name="Standard"/>
      <text:p text:style-name="Standard">MODELO</text:p>
      <text:p text:style-name="Standard"/>
      <text:p text:style-name="Standard"/>
      <text:p text:style-name="Standard"/>
      <text:p text:style-name="Standard"/>
      <text:p text:style-name="Standard"/>
      <text:p text:style-name="Standard"/>
      <text:p text:style-name="Standard"/>
      <text:p text:style-name="Standard"/>
      <text:p text:style-name="Standard">Sports scheduling</text:p>
      <text:p text:style-name="Standard"/>
      <text:p text:style-name="Standard"><text:tab/>De acuerdo con Nemhauser and Trick (1998), sports scheduling puede ser dividido en dos categorías: Temporally relaxed scheduling y temporally constrained scheduling problems. Serán referenciados como time relaxed scheduling y time constrained scheduling respectivamente. Para el time constrained scheduling, el número de juegos es igual a los espacios mínimos de tiempo requeridos. Para el relaxed scheduling, el número de los espacios de tiempo requeridos es mayor al mínimo de espacios de tiempo requeridos. </text:p>
      <text:p text:style-name="Standard"/>
      <text:p text:style-name="Standard"><text:tab/>La mayoría de las investigaciones se concentran en time constrained scheduling. El objetivo de la investigación puede ser clasificado en dos grupos: break minimization y traveling distance minimization. Si un equipo juega dos juegos consecutivos como local o como visita, tiene que tener un descanso. Las consecuencias indeseadas causadas por juegos consecutivos podrían incluir, la disminución de la asistencia, la injusticia para los participantes, etc. Un programa con el menor número de descansos posibles es deseada por la mayoría de las ligas. Viajar distancias muy grandes causará fatiga para los jugadores y el entrenador, lo cuál dará ventaja a los oponentes. Por lo tanto, los equipos quieren minimizar la distancia de viaje con el objetivo de cansarse menos y bajar los costos de viaje.</text:p>
      <text:p text:style-name="Standard"/>
      <text:p text:style-name="Standard"/>
      <text:p text:style-name="Standard">Time relaxed scheduling</text:p>
      <text:p text:style-name="Standard">El objetivo es reducir las distancias de viaje. Este problema no puede ser resuelto por programación lineal, porque la cantidad de variables es muy grande. Por esto se usa una heurística que divide el problema en dos fases. La primera es hacer los viajes por cada equipo, la segunda fase es combinar <text:soft-page-break/>éstos viajes de acuerdo a las restricciones. Para hacer un viaje para un equipo, hay que calcular la distancia. Los viajes son ordenados por la distancia de viaje. </text:p>
      <text:p text:style-name="Standard"/>
      <text:p text:style-name="Standard"/>
      <text:p text:style-name="Standard">Time relaxed round <text:s/>robin tournament scheduling</text:p>
      <text:p text:style-name="Standard">Los torneos time relaxed round robin tienen diferentes características en comparación con el tiempo restringido homólogo. </text:p>
      <text:p text:style-name="Standard">%subsection</text:p>
      <text:p text:style-name="Standard">Time relaxed single round robin tournament problem (TRSRR) tiene un requiriemto de estructura de torneo round robin: Cda equipo se reunirá con otro equipo un numero fijo, que en este caso es uno. La restricción de tiempo de un torneo round robin es que el numero de juegos permitidos por día es igual al mínimo de días requeridos. </text:p>
      <text:p text:style-name="Standard"/>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o Contreras</meta:initial-creator>
    <meta:creation-date>2011-05-07T22:07:33</meta:creation-date>
    <dc:date>2011-05-10T19:02:06</dc:date>
    <dc:creator>Paulo Contreras</dc:creator>
    <meta:editing-duration>PT9H12M51S</meta:editing-duration>
    <meta:editing-cycles>4</meta:editing-cycles>
    <meta:generator>LibreOffice/3.3$Unix LibreOffice_project/330m19$Build-202</meta:generator>
    <meta:document-statistic meta:table-count="0" meta:image-count="0" meta:object-count="0" meta:page-count="3" meta:paragraph-count="38" meta:word-count="1066" meta:character-count="6429"/>
  </office:meta>
</office:document-meta>
</file>